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/>
    </style:style>
    <style:style style:name="T2" style:parent-style-name="Absatz-Standardschriftart" style:family="text">
      <style:text-properties fo:font-style="italic" style:font-style-asian="italic"/>
    </style:style>
    <style:style style:name="T3" style:parent-style-name="Absatz-Standardschriftart" style:family="text">
      <style:text-properties fo:font-style="italic" style:font-style-asian="italic"/>
    </style:style>
    <style:style style:name="T4" style:parent-style-name="Absatz-Standardschriftart" style:family="text">
      <style:text-properties fo:font-style="italic" style:font-style-asian="italic"/>
    </style:style>
    <style:style style:name="T5" style:parent-style-name="Absatz-Standardschriftart" style:family="text">
      <style:text-properties fo:font-style="italic" style:font-style-asian="italic"/>
    </style:style>
    <style:style style:name="P6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T7" style:parent-style-name="Absatz-Standardschriftart" style:family="text">
      <style:text-properties style:text-underline-type="single" style:text-underline-style="solid" style:text-underline-width="auto" style:text-underline-mode="continuous"/>
    </style:style>
    <style:style style:name="P8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9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10" style:parent-style-name="Listenabsatz" style:list-style-name="LFO2" style:family="paragraph"/>
    <style:style style:name="P11" style:parent-style-name="Listenabsatz" style:list-style-name="LFO2" style:family="paragraph"/>
    <style:style style:name="P12" style:parent-style-name="Listenabsatz" style:list-style-name="LFO2" style:family="paragraph"/>
    <style:style style:name="P13" style:parent-style-name="Listenabsatz" style:list-style-name="LFO2" style:family="paragraph"/>
    <style:style style:name="P14" style:parent-style-name="Listenabsatz" style:list-style-name="LFO2" style:family="paragraph"/>
    <style:style style:name="P15" style:parent-style-name="Listenabsatz" style:list-style-name="LFO2" style:family="paragraph"/>
    <style:style style:name="P16" style:parent-style-name="Listenabsatz" style:list-style-name="LFO2" style:family="paragraph"/>
    <style:style style:name="P17" style:parent-style-name="Listenabsatz" style:list-style-name="LFO2" style:family="paragraph"/>
  </office:automatic-styles>
  <office:body>
    <office:text text:use-soft-page-breaks="true">
      <text:p text:style-name="P1">Package Trester</text:p>
      <text:p text:style-name="Standard"/>
      <text:p text:style-name="Standard">Beschreibung des Packages</text:p>
      <text:p text:style-name="Standard">Das Package<text:s/><text:span text:style-name="T2">trester<text:s/></text:span>enthält alle Klassen zu Verwaltung der Tresterabrechnung am Ende des Tages.</text:p>
      <text:p text:style-name="Standard"/>
      <text:p text:style-name="Standard">Diagramme</text:p>
      <text:p text:style-name="Standard"/>
      <text:p text:style-name="Standard">Schnittstellen</text:p>
      <text:p text:style-name="Standard">Da der Trester genauso wie andere Einkäufe berechnet und abgerechnet werden, besitzt das Package<text:s/><text:span text:style-name="T3">trester<text:s/></text:span>eine Schnittstelle zum Package<text:s/><text:span text:style-name="T4">kassenfunktion<text:s/></text:span>und zum Package<text:s/><text:span text:style-name="T5">verkaufsvewaltung</text:span>.</text:p>
      <text:p text:style-name="Standard"/>
      <text:p text:style-name="Standard">Aufteilung in Drei schichten</text:p>
      <text:p text:style-name="P6">GUI-Schicht:<text:s/></text:p>
      <text:p text:style-name="Standard"><text:span text:style-name="T7">Logik-Schicht:<text:s/></text:span>Tresterabrechnung</text:p>
      <text:p text:style-name="P8">Persistenz-Schicht:</text:p>
      <text:p text:style-name="P9"/>
      <text:p text:style-name="Standard">Operationen</text:p>
      <text:p text:style-name="Standard"/>
      <text:p text:style-name="Standard">Tresterabrechnung</text:p>
      <text:list text:style-name="LFO2" text:continue-numbering="true">
        <text:list-item>
          <text:p text:style-name="P10">public Tresterabrechnung(Kundeneinkäufe k){</text:p>
        </text:list-item>
        <text:list-item>
          <text:p text:style-name="P11">private int berechneGesamtLiter()</text:p>
        </text:list-item>
        <text:list-item>
          <text:p text:style-name="P12">private double berechnePreis()</text:p>
        </text:list-item>
        <text:list-item>
          <text:p text:style-name="P13">public double getPreis()<text:s/></text:p>
        </text:list-item>
        <text:list-item>
          <text:p text:style-name="P14">public void setPreis(double)<text:s/></text:p>
        </text:list-item>
        <text:list-item>
          <text:p text:style-name="P15">public int getLiterzahl()<text:s/></text:p>
        </text:list-item>
        <text:list-item>
          <text:p text:style-name="P16">public void setLiterzahl(int)</text:p>
        </text:list-item>
        <text:list-item>
          <text:p text:style-name="P17">public void printTresterAbrechnung()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Listenabsatz" style:display-name="Listenabsatz" style:family="paragraph" style:parent-style-name="Standard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Irmi</meta:initial-creator>
    <dc:creator>Irmi</dc:creator>
    <meta:creation-date>2016-05-08T18:13:00Z</meta:creation-date>
    <dc:date>2016-05-08T18:18:00Z</dc:date>
    <meta:template xlink:href="Normal.dotm" xlink:type="simple"/>
    <meta:editing-cycles>3</meta:editing-cycles>
    <meta:editing-duration>PT0S</meta:editing-duration>
    <meta:document-statistic meta:page-count="1" meta:paragraph-count="1" meta:word-count="101" meta:character-count="739" meta:row-count="5" meta:non-whitespace-character-count="639"/>
  </office:meta>
</office:document-meta>
</file>